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in" style:line-height-at-least="0.1979in" fo:background-color="#FFFFFE"/>
    </style:style>
    <style:style style:name="T8" style:parent-style-name="Policepardéfaut" style:family="text">
      <style:text-properties style:font-name="Courier New" style:font-name-asian="Times New Roman" style:font-name-complex="Courier New" fo:color="#0000FF" fo:font-size="10.5pt" style:font-size-asian="10.5pt" style:font-size-complex="10.5pt" style:language-asian="fr" style:country-asian="FR"/>
    </style:style>
    <style:style style:name="T9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10" style:parent-style-name="Policepardéfaut" style:family="text">
      <style:text-properties style:font-name="Courier New" style:font-name-asian="Times New Roman" style:font-name-complex="Courier New" fo:color="#795E26" fo:font-size="10.5pt" style:font-size-asian="10.5pt" style:font-size-complex="10.5pt" style:language-asian="fr" style:country-asian="FR"/>
    </style:style>
    <style:style style:name="T11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12" style:parent-style-name="Policepardéfaut" style:family="text">
      <style:text-properties style:font-name="Courier New" style:font-name-asian="Times New Roman" style:font-name-complex="Courier New" fo:color="#001080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urier New" style:font-name-asian="Times New Roman" style:font-name-complex="Courier New" fo:color="#001080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16" style:parent-style-name="Policepardéfaut" style:family="text">
      <style:text-properties style:font-name="Courier New" style:font-name-asian="Times New Roman" style:font-name-complex="Courier New" fo:color="#001080" fo:font-size="10.5pt" style:font-size-asian="10.5pt" style:font-size-complex="10.5pt" style:language-asian="fr" style:country-asian="FR"/>
    </style:style>
    <style:style style:name="T17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18" style:parent-style-name="Normal" style:family="paragraph">
      <style:paragraph-properties fo:margin-bottom="0in" style:line-height-at-least="0.1979in" fo:background-color="#FFFFFE"/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19" style:parent-style-name="Normal" style:family="paragraph">
      <style:paragraph-properties fo:margin-bottom="0in" style:line-height-at-least="0.1979in" fo:background-color="#FFFFFE"/>
    </style:style>
    <style:style style:name="T20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21" style:parent-style-name="Policepardéfaut" style:family="text">
      <style:text-properties style:font-name="Courier New" style:font-name-asian="Times New Roman" style:font-name-complex="Courier New" fo:color="#AF00DB" fo:font-size="10.5pt" style:font-size-asian="10.5pt" style:font-size-complex="10.5pt" style:language-asian="fr" style:country-asian="FR"/>
    </style:style>
    <style:style style:name="T22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23" style:parent-style-name="Normal" style:family="paragraph">
      <style:paragraph-properties fo:margin-bottom="0.1666in" style:line-height-at-least="0.1979in" fo:background-color="#FFFFFE"/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24" style:parent-style-name="Normal" style:family="paragraph">
      <style:paragraph-properties fo:margin-bottom="0in" style:line-height-at-least="0.1979in" fo:background-color="#FFFFFE"/>
    </style:style>
    <style:style style:name="T25" style:parent-style-name="Policepardéfaut" style:family="text">
      <style:text-properties style:font-name="Courier New" style:font-name-asian="Times New Roman" style:font-name-complex="Courier New" fo:color="#AF00DB" fo:font-size="10.5pt" style:font-size-asian="10.5pt" style:font-size-complex="10.5pt" style:language-asian="fr" style:country-asian="FR"/>
    </style:style>
    <style:style style:name="T26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27" style:parent-style-name="Policepardéfaut" style:family="text">
      <style:text-properties style:font-name="Courier New" style:font-name-asian="Times New Roman" style:font-name-complex="Courier New" fo:color="#AF00DB" fo:font-size="10.5pt" style:font-size-asian="10.5pt" style:font-size-complex="10.5pt" style:language-asian="fr" style:country-asian="FR"/>
    </style:style>
    <style:style style:name="T28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29" style:parent-style-name="Normal" style:family="paragraph">
      <style:paragraph-properties fo:margin-bottom="0in" style:line-height-at-least="0.1979in" fo:background-color="#FFFFFE"/>
    </style:style>
    <style:style style:name="T30" style:parent-style-name="Policepardéfaut" style:family="text">
      <style:text-properties style:font-name="Courier New" style:font-name-asian="Times New Roman" style:font-name-complex="Courier New" fo:color="#AF00DB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urier New" style:font-name-asian="Times New Roman" style:font-name-complex="Courier New" fo:color="#AF00DB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34" style:parent-style-name="Normal" style:family="paragraph">
      <style:paragraph-properties fo:margin-bottom="0in" style:line-height-at-least="0.1979in" fo:background-color="#FFFFFE"/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35" style:parent-style-name="Normal" style:family="paragraph">
      <style:paragraph-properties fo:margin-bottom="0in" style:line-height-at-least="0.1979in" fo:background-color="#FFFFFE"/>
    </style:style>
    <style:style style:name="T36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urier New" style:font-name-asian="Times New Roman" style:font-name-complex="Courier New" fo:color="#09885A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39" style:parent-style-name="Policepardéfaut" style:family="text">
      <style:text-properties style:font-name="Courier New" style:font-name-asian="Times New Roman" style:font-name-complex="Courier New" fo:color="#09885A" fo:font-size="10.5pt" style:font-size-asian="10.5pt" style:font-size-complex="10.5pt" style:language-asian="fr" style:country-asian="FR"/>
    </style:style>
    <style:style style:name="T40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urier New" style:font-name-asian="Times New Roman" style:font-name-complex="Courier New" fo:color="#09885A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urier New" style:font-name-asian="Times New Roman" style:font-name-complex="Courier New" fo:color="#09885A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45" style:parent-style-name="Normal" style:family="paragraph">
      <style:paragraph-properties fo:margin-bottom="0in" style:line-height-at-least="0.1979in" fo:background-color="#FFFFFE"/>
    </style:style>
    <style:style style:name="T46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urier New" style:font-name-asian="Times New Roman" style:font-name-complex="Courier New" fo:color="#09885A" fo:font-size="10.5pt" style:font-size-asian="10.5pt" style:font-size-complex="10.5pt" style:language-asian="fr" style:country-asian="FR"/>
    </style:style>
    <style:style style:name="P48" style:parent-style-name="Normal" style:family="paragraph">
      <style:paragraph-properties fo:margin-bottom="0in" style:line-height-at-least="0.1979in" fo:background-color="#FFFFFE"/>
    </style:style>
    <style:style style:name="T49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urier New" style:font-name-asian="Times New Roman" style:font-name-complex="Courier New" fo:color="#09885A" fo:font-size="10.5pt" style:font-size-asian="10.5pt" style:font-size-complex="10.5pt" style:language-asian="fr" style:country-asian="FR"/>
    </style:style>
    <style:style style:name="P51" style:parent-style-name="Normal" style:family="paragraph">
      <style:paragraph-properties fo:margin-bottom="0in" style:line-height-at-least="0.1979in" fo:background-color="#FFFFFE"/>
    </style:style>
    <style:style style:name="T52" style:parent-style-name="Policepardéfaut" style:family="text">
      <style:text-properties style:font-name="Courier New" style:font-name-asian="Times New Roman" style:font-name-complex="Courier New" fo:color="#795E26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54" style:parent-style-name="Normal" style:family="paragraph">
      <style:paragraph-properties fo:margin-bottom="0in" style:line-height-at-least="0.1979in" fo:background-color="#FFFFFE"/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55" style:parent-style-name="Normal" style:family="paragraph">
      <style:paragraph-properties fo:margin-bottom="0in" style:line-height-at-least="0.1979in" fo:background-color="#FFFFFE"/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5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paragraph-properties fo:margin-bottom="0in" style:line-height-at-least="0.1979in" fo:background-color="#FFFFFE"/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7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Normal" style:family="paragraph">
      <style:text-properties fo:font-size="12pt" style:font-size-asian="12pt" style:font-size-complex="12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text-properties fo:font-size="12pt" style:font-size-asian="12pt" style:font-size-complex="12pt"/>
    </style:style>
    <style:style style:name="P111" style:parent-style-name="Normal" style:family="paragraph">
      <style:text-properties fo:font-size="12pt" style:font-size-asian="12pt" style:font-size-complex="12pt"/>
    </style:style>
    <style:style style:name="P11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13" style:parent-style-name="Normal" style:family="paragraph">
      <style:text-properties fo:font-size="12pt" style:font-size-asian="12pt" style:font-size-complex="12pt"/>
    </style:style>
    <style:style style:name="P114" style:parent-style-name="Normal" style:family="paragraph">
      <style:text-properties fo:font-size="12pt" style:font-size-asian="12pt" style:font-size-complex="12pt"/>
    </style:style>
    <style:style style:name="P115" style:parent-style-name="Normal" style:family="paragraph">
      <style:text-properties fo:font-size="12pt" style:font-size-asian="12pt" style:font-size-complex="12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Normal" style:family="paragraph">
      <style:text-properties fo:font-size="12pt" style:font-size-asian="12pt" style:font-size-complex="12pt"/>
    </style:style>
    <style:style style:name="P118" style:parent-style-name="Normal" style:family="paragraph">
      <style:text-properties fo:font-size="12pt" style:font-size-asian="12pt" style:font-size-complex="12pt"/>
    </style:style>
    <style:style style:name="P119" style:parent-style-name="Normal" style:family="paragraph">
      <style:text-properties fo:font-size="12pt" style:font-size-asian="12pt" style:font-size-complex="12pt"/>
    </style:style>
    <style:style style:name="P120" style:parent-style-name="Normal" style:family="paragraph">
      <style:text-properties fo:font-size="12pt" style:font-size-asian="12pt" style:font-size-complex="12pt"/>
    </style:style>
    <style:style style:name="P121" style:parent-style-name="Normal" style:family="paragraph">
      <style:text-properties fo:font-size="12pt" style:font-size-asian="12pt" style:font-size-complex="12pt"/>
    </style:style>
    <style:style style:name="T122" style:parent-style-name="Policepardéfau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><text:s text:c="63"/><text:span text:style-name="T2">TP5 python</text:span></text:p>
      <text:p text:style-name="P3"/>
      <text:p text:style-name="P4">Exercice1</text:p>
      <text:p text:style-name="P5"/>
      <text:p text:style-name="P6"/>
      <text:p text:style-name="P7"><text:span text:style-name="T8">def</text:span><text:span text:style-name="T9"> </text:span><text:span text:style-name="T10">cal_tauxvariation</text:span><text:span text:style-name="T11">(</text:span><text:span text:style-name="T12">f</text:span><text:span text:style-name="T13">,</text:span><text:span text:style-name="T14">a</text:span><text:span text:style-name="T15">,</text:span><text:span text:style-name="T16">h</text:span><text:span text:style-name="T17">):</text:span></text:p>
      <text:p text:style-name="P18">    tauxvariation=(f(a+h)-f(a))/h</text:p>
      <text:p text:style-name="P19"><text:span text:style-name="T20">    </text:span><text:span text:style-name="T21">return</text:span><text:span text:style-name="T22"> tauxvariation</text:span></text:p>
      <text:p text:style-name="P23"/>
      <text:p text:style-name="P24"><text:span text:style-name="T25">from</text:span><text:span text:style-name="T26"> sympy.utilities.lambdify </text:span><text:span text:style-name="T27">import</text:span><text:span text:style-name="T28"> lambdify</text:span></text:p>
      <text:p text:style-name="P29"><text:span text:style-name="T30">from</text:span><text:span text:style-name="T31"> sympy.abc </text:span><text:span text:style-name="T32">import</text:span><text:span text:style-name="T33"> x, y, z</text:span></text:p>
      <text:p text:style-name="P34"/>
      <text:p text:style-name="P35"><text:span text:style-name="T36">f = lambdify(x, </text:span><text:span text:style-name="T37">3</text:span><text:span text:style-name="T38">*x**</text:span><text:span text:style-name="T39">3</text:span><text:span text:style-name="T40"> +x**</text:span><text:span text:style-name="T41">2</text:span><text:span text:style-name="T42"> </text:span><text:span text:style-name="T43">-5</text:span><text:span text:style-name="T44">)</text:span></text:p>
      <text:p text:style-name="P45"><text:span text:style-name="T46">a=</text:span><text:span text:style-name="T47">0</text:span></text:p>
      <text:p text:style-name="P48"><text:span text:style-name="T49">h=</text:span><text:span text:style-name="T50">1</text:span></text:p>
      <text:p text:style-name="P51"><text:span text:style-name="T52">print</text:span><text:span text:style-name="T53">(cal_tauxvariation(f,a,h))</text:span></text:p>
      <text:p text:style-name="P54"/>
      <text:p text:style-name="P55"/>
      <text:p text:style-name="P56">Exercice2</text:p>
      <text:p text:style-name="P57">def coefdirecteur(fn, a, b,p):</text:p>
      <text:p text:style-name="P58"><text:s text:c="4"/>coef = []</text:p>
      <text:p text:style-name="P59"><text:s text:c="4"/>for i in range(a,b,p):</text:p>
      <text:p text:style-name="P60"><text:s text:c="8"/>return coef</text:p>
      <text:p text:style-name="P61">def fn(x):</text:p>
      <text:p text:style-name="P62">return (1+x)/(x-4)</text:p>
      <text:p text:style-name="P63">coef(fn, 0, 1, 2)</text:p>
      <text:p text:style-name="P64"/>
      <text:p text:style-name="P65"/>
      <text:soft-page-break/>
      <text:p text:style-name="P66">Exercice4</text:p>
      <text:p text:style-name="P67"/>
      <text:p text:style-name="P68">def T(n):</text:p>
      <text:p text:style-name="P69"><text:s text:c="4"/>return (n**2-((n-1)**2))</text:p>
      <text:p text:style-name="P70"/>
      <text:p text:style-name="P71">def S(n):</text:p>
      <text:p text:style-name="P72"><text:s text:c="4"/>res = 0</text:p>
      <text:p text:style-name="P73"><text:s text:c="4"/>for i in range(1, n+1):</text:p>
      <text:p text:style-name="P74"><text:s text:c="8"/>res = res + T(i)</text:p>
      <text:p text:style-name="P75"><text:s text:c="4"/>return res</text:p>
      <text:p text:style-name="P76"/>
      <text:p text:style-name="P77">S(3)</text:p>
      <text:p text:style-name="P78"/>
      <text:p text:style-name="P79">Exercice­6</text:p>
      <text:p text:style-name="P80">def val_app(epsilon):<text:s/></text:p>
      <text:p text:style-name="P81"><text:s text:c="4"/>elm1=1</text:p>
      <text:p text:style-name="P82"><text:s text:c="4"/>elm2=elm1-1/(3**2)</text:p>
      <text:p text:style-name="P83"><text:s text:c="4"/>signe=1</text:p>
      <text:p text:style-name="P84"><text:s text:c="4"/>val=5</text:p>
      <text:p text:style-name="P85"><text:s text:c="4"/>while abs(elm2-elm1)&gt;epsilon:</text:p>
      <text:p text:style-name="P86"><text:s text:c="7"/>elm1=elm2</text:p>
      <text:p text:style-name="P87"><text:s text:c="7"/>elm2=elm1+signe*(1/(val**2))</text:p>
      <text:p text:style-name="P88"><text:s text:c="7"/>val+=2</text:p>
      <text:p text:style-name="P89"><text:s text:c="7"/>signe*=(-1)</text:p>
      <text:p text:style-name="P90"><text:s text:c="4"/>return elm2</text:p>
      <text:p text:style-name="P91"/>
      <text:p text:style-name="P92">EXERCICE 5</text:p>
      <text:p text:style-name="P93"><text:s/>def deter(e, u0):</text:p>
      <text:p text:style-name="P94"><text:s text:c="4"/>b = 1;</text:p>
      <text:soft-page-break/>
      <text:p text:style-name="P95"><text:s text:c="4"/>un = u0</text:p>
      <text:p text:style-name="P96"><text:s text:c="4"/>n = 0;</text:p>
      <text:p text:style-name="P97"><text:s text:c="4"/>while ( b == 1 ):</text:p>
      <text:p text:style-name="P98"><text:s text:c="8"/>un = uN(un)</text:p>
      <text:p text:style-name="P99"><text:s text:c="8"/>print(un)</text:p>
      <text:p text:style-name="P100"><text:s text:c="8"/>if(un &lt; e):</text:p>
      <text:p text:style-name="P101"><text:s text:c="12"/>b = 0</text:p>
      <text:p text:style-name="P102"><text:s text:c="8"/>else:</text:p>
      <text:p text:style-name="P103"><text:s text:c="12"/>n+=1</text:p>
      <text:p text:style-name="P104"/>
      <text:p text:style-name="P105"><text:s text:c="4"/>return n;</text:p>
      <text:p text:style-name="P106"/>
      <text:p text:style-name="P107">def uN(un):</text:p>
      <text:p text:style-name="P108"><text:s text:c="4"/>return 0.5*un</text:p>
      <text:p text:style-name="P109"/>
      <text:p text:style-name="P110">deter(5, 2)</text:p>
      <text:p text:style-name="P111"/>
      <text:p text:style-name="P112">exercice 7</text:p>
      <text:p text:style-name="P113">def limite(epsilon):</text:p>
      <text:p text:style-name="P114"><text:s text:c="4"/>U0 = 2</text:p>
      <text:p text:style-name="P115"><text:s text:c="4"/>Un = U0+2/U0</text:p>
      <text:p text:style-name="P116"><text:s text:c="4"/>while abs(Un-U0) &gt; epsilon:</text:p>
      <text:p text:style-name="P117"><text:s text:c="8"/>U0 = Un</text:p>
      <text:p text:style-name="P118"><text:s text:c="8"/>Un = U0+2/U0</text:p>
      <text:p text:style-name="P119"><text:s text:c="4"/>return Un</text:p>
      <text:p text:style-name="P120"><text:s/></text:p>
      <text:p text:style-name="P121"><text:s/></text:p>
      <text:p text:style-name="Normal"><text:span text:style-name="T122">print(limite(0.05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function" style:display-name="hljs-function" style:family="text" style:parent-style-name="Policepardéfaut"/>
    <style:style style:name="hljs-keyword" style:display-name="hljs-keyword" style:family="text" style:parent-style-name="Policepardéfaut"/>
    <style:style style:name="hljs-title" style:display-name="hljs-title" style:family="text" style:parent-style-name="Policepardéfaut"/>
    <style:style style:name="hljs-params" style:display-name="hljs-params" style:family="text" style:parent-style-name="Policepardéfaut"/>
    <style:style style:name="hljs-number" style:display-name="hljs-number" style:family="text" style:parent-style-name="Policepardéfaut"/>
    <style:style style:name="hljs-comment" style:display-name="hljs-comment" style:family="text" style:parent-style-name="Policepardéfaut"/>
    <style:style style:name="username-1a8oiy" style:display-name="username-1a8oiy" style:family="text" style:parent-style-name="Policepardéfaut"/>
    <style:style style:name="kn" style:display-name="kn" style:family="text" style:parent-style-name="Policepardéfaut"/>
    <style:style style:name="nn" style:display-name="nn" style:family="text" style:parent-style-name="Policepardéfaut"/>
    <style:style style:name="k" style:display-name="k" style:family="text" style:parent-style-name="Policepardéfaut"/>
    <style:style style:name="nf" style:display-name="nf" style:family="text" style:parent-style-name="Policepardéfaut"/>
    <style:style style:name="p" style:display-name="p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mi" style:display-name="mi" style:family="text" style:parent-style-name="Policepardéfaut"/>
    <style:style style:name="nb" style:display-name="nb" style:family="text" style:parent-style-name="Policepardéfaut"/>
    <style:style style:name="ow" style:display-name="ow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Khadidia kasse<text:s/></text:p>
        <text:p text:style-name="En-tête">3IRC<text:s/></text:p>
        <text:p text:style-name="En-tête">Groupe 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adidia kasse</meta:initial-creator>
    <dc:creator>khadidia kasse</dc:creator>
    <meta:creation-date>2020-11-04T10:21:00Z</meta:creation-date>
    <dc:date>2020-11-04T10:54:00Z</dc:date>
    <meta:template xlink:href="Normal" xlink:type="simple"/>
    <meta:editing-cycles>3</meta:editing-cycles>
    <meta:editing-duration>PT2040S</meta:editing-duration>
    <meta:document-statistic meta:page-count="3" meta:paragraph-count="2" meta:word-count="196" meta:character-count="1277" meta:row-count="9" meta:non-whitespace-character-count="1083"/>
  </office:meta>
</office:document-meta>
</file>